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ravel Aufgaben für Montag den 2.11.20202</text:h>
      <text:h text:style-name="Heading_20_1" text:outline-level="1"/>
      <text:p text:style-name="Standard">1. Schaut euch bitte mal in der Laravel-Doku die Themen Fontend -&gt; Blade Templates an und Database -&gt; Migrations.</text:p>
      <text:p text:style-name="Standard">Siehe:</text:p>
      <text:p text:style-name="Standard">- <text:a xlink:type="simple" xlink:href="https://laravel.com/docs/8.x/blade" text:style-name="Internet_20_link" text:visited-style-name="Visited_20_Internet_20_Link">https://laravel.com/docs/8.x/blade</text:a></text:p>
      <text:p text:style-name="Standard">- <text:a xlink:type="simple" xlink:href="https://laravel.com/docs/8.x/migrations" text:style-name="Internet_20_link" text:visited-style-name="Visited_20_Internet_20_Link">https://laravel.com/docs/8.x/migrations</text:a></text:p>
      <text:p text:style-name="Standard"/>
      <text:p text:style-name="Standard">2. Erstellt mittels artisan eine neue Migration namens "create_authors_table",</text:p>
      <text:p text:style-name="Standard">um eine neue Tabelle namens "authors" erstellen zu können.</text:p>
      <text:p text:style-name="Standard">Die Spalten sollen vom Name und Typ her der gleichnamigen</text:p>
      <text:p text:style-name="Standard">Tabelle in der DB phpkurs entsprechen.</text:p>
      <text:p text:style-name="Standard">Siehe:</text:p>
      <text:p text:style-name="Standard">- <text:a xlink:type="simple" xlink:href="https://laravel.com/docs/8.x/migrations" text:style-name="Internet_20_link" text:visited-style-name="Visited_20_Internet_20_Link">https://laravel.com/docs/8.x/migrations</text:a></text:p>
      <text:p text:style-name="Standard">- <text:a xlink:type="simple" xlink:href="https://laravel.com/docs/8.x/migrations#available-column-types" text:style-name="Internet_20_link" text:visited-style-name="Visited_20_Internet_20_Link">https://laravel.com/docs/8.x/migrations#available-column-types</text:a></text:p>
      <text:p text:style-name="Standard"/>
      <text:p text:style-name="Standard">3. Analog zur Aufgabe eins erstellt ebenso eine neue Migration namens "create_movies_table",um in der DB videostore eine neue Tabelle namens "movies" zu erstellen, die ebenso derjenigen in der DB phpkurs entspricht. Versucht hier für die Spalte "author_id" auch den Fremdschlüssel (foreign_key) zur Spalte "id" in der Tabelle "authors" zu setzen.</text:p>
      <text:p text:style-name="Standard">(onDelete, onUpdate auf 'cascade' setzen)</text:p>
      <text:p text:style-name="Standard">Siehe: <text:a xlink:type="simple" xlink:href="https://laravel.com/docs/8.x/migrations#foreign-key-constraints" text:style-name="Internet_20_link" text:visited-style-name="Visited_20_Internet_20_Link">https://laravel.com/docs/8.x/migrations#foreign-key-constraints</text:a></text:p>
      <text:p text:style-name="Standard"/>
      <text:p text:style-name="Standard">4. Versucht mittels "php artisan migrate" beide Migrationen auszuführen. Wenn's erfolgreich war, dann sollten in der DB videostore 2 neue Tabellen sein: authors, movies.</text:p>
      <text:p text:style-name="Standard"/>
      <text:p text:style-name="Standard">5. Erstellt mittels "php artisan make:model" 2 neue Model-Klasse mit dem Namen "Authors" und "Movies". Zur Erläuterung des Kommandos könnt ihr zuvor erstmal im Terminal den Hilfetext zu diesem Kommando ausgeben lassen mittels "php artisan make:model --help"</text:p>
      <text:p text:style-name="Standard"/>
      <text:p text:style-name="Standard">6. Erstellt mittels "php artisan make:controller" 2 neue Controller-Klassen mit dem Namen "AuthorsController" und "MoviesController". Zur Erläuterung des Kommandos könnt ihr zuvor erstmal im Terminal den Hilfetext zu diesem Kommando</text:p>
      <text:p text:style-name="Standard">ausgeben lassen mittels "php artisan make:controller --help". Um in diesen Klassen alle notwendigen Funktionen zu erzeugen, könnt ihr hier das Flag "-r" oder "--resource" benut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0-30T13:56:33</dc:date>
    <dc:creator>Bernd Engels</dc:creator>
    <meta:generator>OpenOffice/4.1.1$Unix OpenOffice.org_project/411m6$Build-9775</meta:generator>
    <meta:editing-duration>PT4M32S</meta:editing-duration>
    <meta:editing-cycles>3</meta:editing-cycles>
    <meta:document-statistic meta:table-count="0" meta:image-count="0" meta:object-count="0" meta:page-count="1" meta:paragraph-count="19" meta:word-count="245" meta:character-count="1875"/>
  </office:meta>
</office:document-meta>
</file>